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5a0b8" officeooo:paragraph-rsid="0005a0b8"/>
    </style:style>
    <style:style style:name="P2" style:family="paragraph" style:parent-style-name="Text_20_body">
      <style:text-properties officeooo:rsid="0005a0b8" officeooo:paragraph-rsid="0005a0b8"/>
    </style:style>
    <style:style style:name="P3" style:family="paragraph" style:parent-style-name="Standard">
      <style:text-properties officeooo:rsid="0000e04a" officeooo:paragraph-rsid="0000e04a"/>
    </style:style>
    <style:style style:name="P4" style:family="paragraph" style:parent-style-name="Standard">
      <style:text-properties officeooo:rsid="00011f78" officeooo:paragraph-rsid="00011f78"/>
    </style:style>
    <style:style style:name="P5" style:family="paragraph" style:parent-style-name="Standard">
      <style:text-properties officeooo:rsid="00026472" officeooo:paragraph-rsid="00026472"/>
    </style:style>
    <style:style style:name="P6" style:family="paragraph" style:parent-style-name="Standard">
      <style:text-properties officeooo:rsid="00026472" officeooo:paragraph-rsid="0005a0b8"/>
    </style:style>
    <style:style style:name="P7" style:family="paragraph" style:parent-style-name="Standard">
      <style:text-properties officeooo:rsid="00034cda" officeooo:paragraph-rsid="00052f90"/>
    </style:style>
    <style:style style:name="P8" style:family="paragraph" style:parent-style-name="Heading_20_1">
      <style:text-properties officeooo:rsid="0005a0b8" officeooo:paragraph-rsid="0005a0b8"/>
    </style:style>
    <style:style style:name="P9" style:family="paragraph" style:parent-style-name="Heading_20_1">
      <style:text-properties style:text-underline-style="none" officeooo:rsid="0000e04a"/>
    </style:style>
    <style:style style:name="P10" style:family="paragraph" style:parent-style-name="Standard" style:list-style-name="L1">
      <style:text-properties officeooo:rsid="00026472" officeooo:paragraph-rsid="0005a0b8"/>
    </style:style>
    <style:style style:name="P11" style:family="paragraph" style:parent-style-name="Standard" style:list-style-name="L1">
      <style:text-properties officeooo:rsid="00026472" officeooo:paragraph-rsid="000995c7"/>
    </style:style>
    <style:style style:name="P12" style:family="paragraph" style:parent-style-name="Standard" style:list-style-name="L1">
      <style:text-properties officeooo:rsid="00026472" officeooo:paragraph-rsid="00026472"/>
    </style:style>
    <style:style style:name="P13" style:family="paragraph" style:parent-style-name="Standard" style:list-style-name="L1">
      <style:text-properties officeooo:rsid="00026472" officeooo:paragraph-rsid="00028cab"/>
    </style:style>
    <style:style style:name="T1" style:family="text">
      <style:text-properties officeooo:rsid="0000e04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52f90"/>
    </style:style>
    <style:style style:name="T4" style:family="text">
      <style:text-properties officeooo:rsid="0005a0b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Práctica: Gestión de los turnos de una carnicería</text:h>
      <text:p text:style-name="P2">Un carnicero quiere modernizar su sistema de turnos por el cual despacha a los clientes y desea una aplicación en la que se pueda autentificar y aparezca una página web en la que se muestre el turno del cliente actual y un botón para aumentar el turno.</text:p>
      <text:p text:style-name="P2">A los clientes le dará una URL, que posteriormente será un QR, al que se podrán conectar y les aparecerá una página web en la que se indicará su turno y el turno actual que se irá actualizando en tiempo real.</text:p>
      <text:p text:style-name="P6">La aplicación debe constar de:</text:p>
      <text:list xml:id="list2021988691" text:style-name="L1">
        <text:list-item>
          <text:p text:style-name="P10">Un área de administración en el que el administrador de alta o baja a otros usuarios.</text:p>
        </text:list-item>
        <text:list-item>
          <text:p text:style-name="P10">Los clientes no necesitan autentificación, sólo deben visitar la url correspondiente, que puede ser de la forma: <text:a xlink:type="simple" xlink:href="http://localhost:8080/puesto" text:style-name="Internet_20_link" text:visited-style-name="Visited_20_Internet_20_Link">http://localhost:8080/puesto</text:a></text:p>
        </text:list-item>
        <text:list-item>
          <text:p text:style-name="P11">Los usuarios deben tener una página en la que entre una vez autentificados y puedan ver el turno actual y tener un botón para avanzar o retroceder en el turno.</text:p>
        </text:list-item>
      </text:list>
      <text:h text:style-name="P9" text:outline-level="1" text:is-list-header="true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26T12:52:06.297000000</dc:date>
    <meta:editing-duration>PT27M20S</meta:editing-duration>
    <meta:editing-cycles>12</meta:editing-cycles>
    <meta:generator>LibreOffice/7.2.1.2$Windows_X86_64 LibreOffice_project/87b77fad49947c1441b67c559c339af8f3517e22</meta:generator>
    <meta:document-statistic meta:table-count="0" meta:image-count="0" meta:object-count="0" meta:page-count="1" meta:paragraph-count="7" meta:word-count="168" meta:character-count="930" meta:non-whitespace-character-count="772"/>
  </office:meta>
</office:document-meta>
</file>